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06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order="non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10" table:default-cell-style-name="Default"/>
        <table:table-column table:style-name="co2" table:default-cell-style-name="Default"/>
        <table:table-row table:style-name="ro3">
          <table:table-cell office:value-type="string">
            <text:p>Plot-ID</text:p>
          </table:table-cell>
          <table:table-cell table:style-name="Default" office:value-type="string">
            <text:p>Datum</text:p>
          </table:table-cell>
          <table:table-cell office:value-type="string">
            <text:p>Größe</text:p>
          </table:table-cell>
          <table:table-cell office:value-type="string">
            <text:p>Aufnehmende</text:p>
          </table:table-cell>
          <table:table-cell office:value-type="string">
            <text:p>UTM E</text:p>
          </table:table-cell>
          <table:table-cell office:value-type="string">
            <text:p>UTM N</text:p>
          </table:table-cell>
          <table:table-cell office:value-type="string">
            <text:p>Höhe</text:p>
          </table:table-cell>
          <table:table-cell office:value-type="string">
            <text:p>BG_B</text:p>
          </table:table-cell>
          <table:table-cell office:value-type="string">
            <text:p>BG_S</text:p>
          </table:table-cell>
          <table:table-cell office:value-type="string">
            <text:p>BG_K</text:p>
          </table:table-cell>
          <table:table-cell office:value-type="string">
            <text:p>BG_Bo</text:p>
          </table:table-cell>
          <table:table-cell office:value-type="string">
            <text:p>Typ</text:p>
          </table:table-cell>
          <table:table-cell office:value-type="string">
            <text:p>Bemerkungen</text:p>
          </table:table-cell>
        </table:table-row>
        <table:table-row table:style-name="ro3">
          <table:table-cell office:value-type="string">
            <text:p>A01</text:p>
          </table:table-cell>
          <table:table-cell office:value-type="date" office:date-value="2018-07-07">
            <text:p>07/07/18</text:p>
          </table:table-cell>
          <table:table-cell table:style-name="ce1" office:value-type="string">
            <text:p>2x2</text:p>
          </table:table-cell>
          <table:table-cell office:value-type="string">
            <text:p>AS</text:p>
          </table:table-cell>
          <table:table-cell office:value-type="float" office:value="482278">
            <text:p>482278</text:p>
          </table:table-cell>
          <table:table-cell office:value-type="float" office:value="5631347">
            <text:p>5631347</text:p>
          </table:table-cell>
          <table:table-cell office:value-type="float" office:value="246">
            <text:p>246</text:p>
          </table:table-cell>
          <table:table-cell office:value-type="float" office:value="90">
            <text:p>90</text:p>
          </table:table-cell>
          <table:table-cell table:number-columns-repeated="2"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string">
            <text:p>Bach</text:p>
          </table:table-cell>
          <table:table-cell office:value-type="string">
            <text:p>40% Bachlauf, Totholz im Bach, viel Laub von fag_syl</text:p>
          </table:table-cell>
        </table:table-row>
        <table:table-row table:style-name="ro3">
          <table:table-cell office:value-type="string">
            <text:p>A02</text:p>
          </table:table-cell>
          <table:table-cell office:value-type="date" office:date-value="2018-07-07">
            <text:p>07/07/18</text:p>
          </table:table-cell>
          <table:table-cell office:value-type="string">
            <text:p>5x5</text:p>
          </table:table-cell>
          <table:table-cell office:value-type="string">
            <text:p>AS</text:p>
          </table:table-cell>
          <table:table-cell office:value-type="float" office:value="482219">
            <text:p>482219</text:p>
          </table:table-cell>
          <table:table-cell office:value-type="float" office:value="5631397">
            <text:p>5631397</text:p>
          </table:table-cell>
          <table:table-cell office:value-type="float" office:value="260">
            <text:p>26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Wald</text:p>
          </table:table-cell>
          <table:table-cell office:value-type="string">
            <text:p>Boden fast nur Laubstreu, von fag_syl, Umgebung sehr ähnlich, „Holzzelt“, wohl von Jugendlichen</text:p>
          </table:table-cell>
        </table:table-row>
        <table:table-row table:style-name="ro3">
          <table:table-cell office:value-type="string">
            <text:p>A03</text:p>
          </table:table-cell>
          <table:table-cell office:value-type="date" office:date-value="2018-07-07">
            <text:p>07/07/18</text:p>
          </table:table-cell>
          <table:table-cell office:value-type="string">
            <text:p>5x5</text:p>
          </table:table-cell>
          <table:table-cell office:value-type="string">
            <text:p>AS</text:p>
          </table:table-cell>
          <table:table-cell office:value-type="float" office:value="482182">
            <text:p>482182</text:p>
          </table:table-cell>
          <table:table-cell office:value-type="float" office:value="5631356">
            <text:p>5631356</text:p>
          </table:table-cell>
          <table:table-cell office:value-type="float" office:value="257">
            <text:p>257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&lt;5</text:p>
          </table:table-cell>
          <table:table-cell office:value-type="float" office:value="90">
            <text:p>90</text:p>
          </table:table-cell>
          <table:table-cell office:value-type="string">
            <text:p>Wald</text:p>
          </table:table-cell>
          <table:table-cell office:value-type="string">
            <text:p>Boden fast nur Laubstreu, von fag_syl</text:p>
          </table:table-cell>
        </table:table-row>
        <table:table-row table:style-name="ro2">
          <table:table-cell office:value-type="string">
            <text:p>A04</text:p>
          </table:table-cell>
          <table:table-cell office:value-type="date" office:date-value="2018-07-07">
            <text:p>07/07/18</text:p>
          </table:table-cell>
          <table:table-cell office:value-type="string">
            <text:p>5x5</text:p>
          </table:table-cell>
          <table:table-cell office:value-type="string">
            <text:p>AS</text:p>
          </table:table-cell>
          <table:table-cell office:value-type="float" office:value="482163">
            <text:p>482163</text:p>
          </table:table-cell>
          <table:table-cell office:value-type="float" office:value="5631351">
            <text:p>5631351</text:p>
          </table:table-cell>
          <table:table-cell office:value-type="float" office:value="264">
            <text:p>264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Wald</text:p>
          </table:table-cell>
          <table:table-cell office:value-type="string">
            <text:p>Nadel 80% und Laubstreu 20%, viele Zapfen</text:p>
          </table:table-cell>
        </table:table-row>
        <table:table-row table:style-name="ro2">
          <table:table-cell office:value-type="string">
            <text:p>A05</text:p>
          </table:table-cell>
          <table:table-cell office:value-type="date" office:date-value="2018-07-07">
            <text:p>07/07/18</text:p>
          </table:table-cell>
          <table:table-cell office:value-type="string">
            <text:p>2x2</text:p>
          </table:table-cell>
          <table:table-cell office:value-type="string">
            <text:p>AS</text:p>
          </table:table-cell>
          <table:table-cell office:value-type="float" office:value="482117">
            <text:p>482117</text:p>
          </table:table-cell>
          <table:table-cell office:value-type="float" office:value="5631242">
            <text:p>5631242</text:p>
          </table:table-cell>
          <table:table-cell office:value-type="float" office:value="255">
            <text:p>25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string">
            <text:p>Bach</text:p>
          </table:table-cell>
          <table:table-cell office:value-type="string">
            <text:p>Bachlauf mit Moos</text:p>
          </table:table-cell>
        </table:table-row>
        <table:table-row table:style-name="ro3">
          <table:table-cell office:value-type="string">
            <text:p>B01</text:p>
          </table:table-cell>
          <table:table-cell office:value-type="date" office:date-value="2018-07-08">
            <text:p>08/07/18</text:p>
          </table:table-cell>
          <table:table-cell table:style-name="ce1" office:value-type="string">
            <text:p>5x5</text:p>
          </table:table-cell>
          <table:table-cell office:value-type="string">
            <text:p>AS</text:p>
          </table:table-cell>
          <table:table-cell office:value-type="float" office:value="481983">
            <text:p>481983</text:p>
          </table:table-cell>
          <table:table-cell office:value-type="float" office:value="5631249">
            <text:p>5631249</text:p>
          </table:table-cell>
          <table:table-cell office:value-type="float" office:value="347">
            <text:p>347</text:p>
          </table:table-cell>
          <table:table-cell table:number-columns-repeated="2"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string">
            <text:p>Farnwiese</text:p>
          </table:table-cell>
          <table:table-cell office:value-type="string">
            <text:p>Farnwiese</text:p>
          </table:table-cell>
        </table:table-row>
        <table:table-row table:style-name="ro2">
          <table:table-cell office:value-type="string">
            <text:p>B02</text:p>
          </table:table-cell>
          <table:table-cell office:value-type="date" office:date-value="2018-07-08">
            <text:p>08/07/18</text:p>
          </table:table-cell>
          <table:table-cell office:value-type="string">
            <text:p>5x5</text:p>
          </table:table-cell>
          <table:table-cell office:value-type="string">
            <text:p>AS</text:p>
          </table:table-cell>
          <table:table-cell office:value-type="float" office:value="481918">
            <text:p>481918</text:p>
          </table:table-cell>
          <table:table-cell office:value-type="float" office:value="5631240">
            <text:p>5631240</text:p>
          </table:table-cell>
          <table:table-cell office:value-type="float" office:value="345">
            <text:p>34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Seitental</text:p>
          </table:table-cell>
          <table:table-cell office:value-type="string">
            <text:p>Viel Totholz, oberes Ende Seitental</text:p>
          </table:table-cell>
        </table:table-row>
        <table:table-row table:style-name="ro2">
          <table:table-cell office:value-type="string">
            <text:p>B03</text:p>
          </table:table-cell>
          <table:table-cell office:value-type="date" office:date-value="2018-07-08">
            <text:p>08/07/18</text:p>
          </table:table-cell>
          <table:table-cell office:value-type="string">
            <text:p>5x5</text:p>
          </table:table-cell>
          <table:table-cell office:value-type="string">
            <text:p>AS</text:p>
          </table:table-cell>
          <table:table-cell office:value-type="float" office:value="481940">
            <text:p>481940</text:p>
          </table:table-cell>
          <table:table-cell office:value-type="float" office:value="5631213">
            <text:p>5631213</text:p>
          </table:table-cell>
          <table:table-cell office:value-type="float" office:value="326">
            <text:p>326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Seitental</text:p>
          </table:table-cell>
          <table:table-cell office:value-type="string">
            <text:p>Bach voll mit Laub, weniger Moose an Bäumen und Totholz</text:p>
          </table:table-cell>
        </table:table-row>
        <table:table-row table:style-name="ro2">
          <table:table-cell office:value-type="string">
            <text:p>B04</text:p>
          </table:table-cell>
          <table:table-cell office:value-type="date" office:date-value="2018-07-08">
            <text:p>08/07/18</text:p>
          </table:table-cell>
          <table:table-cell office:value-type="string">
            <text:p>5x5</text:p>
          </table:table-cell>
          <table:table-cell office:value-type="string">
            <text:p>AS</text:p>
          </table:table-cell>
          <table:table-cell office:value-type="float" office:value="482015">
            <text:p>482015</text:p>
          </table:table-cell>
          <table:table-cell office:value-type="float" office:value="5631158">
            <text:p>5631158</text:p>
          </table:table-cell>
          <table:table-cell office:value-type="float" office:value="309">
            <text:p>309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0">
            <text:p>80</text:p>
          </table:table-cell>
          <table:table-cell office:value-type="string">
            <text:p>Bach,Kreuzung</text:p>
          </table:table-cell>
          <table:table-cell office:value-type="string">
            <text:p>Bachlauf viele Moose, an Steinen und Totholz, Umgebung Bach Schlamm mit Erde oder Laub, </text:p>
          </table:table-cell>
        </table:table-row>
        <table:table-row table:style-name="ro2">
          <table:table-cell office:value-type="string">
            <text:p>B05</text:p>
          </table:table-cell>
          <table:table-cell office:value-type="date" office:date-value="2018-07-08">
            <text:p>08/07/18</text:p>
          </table:table-cell>
          <table:table-cell office:value-type="string">
            <text:p>5x5</text:p>
          </table:table-cell>
          <table:table-cell office:value-type="string">
            <text:p>AS</text:p>
          </table:table-cell>
          <table:table-cell office:value-type="float" office:value="482035">
            <text:p>482035</text:p>
          </table:table-cell>
          <table:table-cell office:value-type="float" office:value="5631108">
            <text:p>5631108</text:p>
          </table:table-cell>
          <table:table-cell office:value-type="float" office:value="304">
            <text:p>304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Wald</text:p>
          </table:table-cell>
          <table:table-cell office:value-type="string">
            <text:p>Laub, Nadelstreu</text:p>
          </table:table-cell>
        </table:table-row>
        <table:table-row table:style-name="ro2">
          <table:table-cell office:value-type="string">
            <text:p>B06</text:p>
          </table:table-cell>
          <table:table-cell office:value-type="date" office:date-value="2018-07-08">
            <text:p>08/07/18</text:p>
          </table:table-cell>
          <table:table-cell office:value-type="string">
            <text:p>5x5</text:p>
          </table:table-cell>
          <table:table-cell office:value-type="string">
            <text:p>AS</text:p>
          </table:table-cell>
          <table:table-cell office:value-type="float" office:value="482038">
            <text:p>482038</text:p>
          </table:table-cell>
          <table:table-cell office:value-type="float" office:value="5631087">
            <text:p>5631087</text:p>
          </table:table-cell>
          <table:table-cell office:value-type="float" office:value="308">
            <text:p>308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Wald</text:p>
          </table:table-cell>
          <table:table-cell office:value-type="string">
            <text:p>Laub, Nadelstreu</text:p>
          </table:table-cell>
        </table:table-row>
        <table:table-row table:style-name="ro2">
          <table:table-cell office:value-type="string">
            <text:p>B07</text:p>
          </table:table-cell>
          <table:table-cell office:value-type="date" office:date-value="2018-07-08">
            <text:p>08/07/18</text:p>
          </table:table-cell>
          <table:table-cell office:value-type="string">
            <text:p>5x5</text:p>
          </table:table-cell>
          <table:table-cell office:value-type="string">
            <text:p>AS</text:p>
          </table:table-cell>
          <table:table-cell office:value-type="float" office:value="481702">
            <text:p>481702</text:p>
          </table:table-cell>
          <table:table-cell office:value-type="float" office:value="5631022">
            <text:p>5631022</text:p>
          </table:table-cell>
          <table:table-cell office:value-type="float" office:value="318">
            <text:p>318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Wald</text:p>
          </table:table-cell>
          <table:table-cell office:value-type="string">
            <text:p>Laubschicht</text:p>
          </table:table-cell>
        </table:table-row>
        <table:table-row table:style-name="ro2">
          <table:table-cell office:value-type="string">
            <text:p>B08</text:p>
          </table:table-cell>
          <table:table-cell office:value-type="date" office:date-value="2018-07-08">
            <text:p>08/07/18</text:p>
          </table:table-cell>
          <table:table-cell office:value-type="string">
            <text:p>5x5</text:p>
          </table:table-cell>
          <table:table-cell office:value-type="string">
            <text:p>AS</text:p>
          </table:table-cell>
          <table:table-cell office:value-type="float" office:value="481609">
            <text:p>481609</text:p>
          </table:table-cell>
          <table:table-cell office:value-type="float" office:value="5630985">
            <text:p>5630985</text:p>
          </table:table-cell>
          <table:table-cell office:value-type="float" office:value="339">
            <text:p>339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Wald</text:p>
          </table:table-cell>
          <table:table-cell office:value-type="string">
            <text:p>Laubstreu</text:p>
          </table:table-cell>
        </table:table-row>
        <table:table-row table:style-name="ro2">
          <table:table-cell office:value-type="string">
            <text:p>B09</text:p>
          </table:table-cell>
          <table:table-cell office:value-type="date" office:date-value="2018-07-08">
            <text:p>08/07/18</text:p>
          </table:table-cell>
          <table:table-cell office:value-type="string">
            <text:p>5x5</text:p>
          </table:table-cell>
          <table:table-cell office:value-type="string">
            <text:p>AS</text:p>
          </table:table-cell>
          <table:table-cell office:value-type="float" office:value="481700">
            <text:p>481700</text:p>
          </table:table-cell>
          <table:table-cell office:value-type="float" office:value="5631032">
            <text:p>5631032</text:p>
          </table:table-cell>
          <table:table-cell office:value-type="float" office:value="326">
            <text:p>326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Wald</text:p>
          </table:table-cell>
          <table:table-cell office:value-type="string">
            <text:p>Laub, Nadelstreu</text:p>
          </table:table-cell>
        </table:table-row>
        <table:table-row table:style-name="ro3">
          <table:table-cell office:value-type="string">
            <text:p>B10</text:p>
          </table:table-cell>
          <table:table-cell office:value-type="date" office:date-value="2018-07-08">
            <text:p>08/07/18</text:p>
          </table:table-cell>
          <table:table-cell office:value-type="string">
            <text:p>5x5</text:p>
          </table:table-cell>
          <table:table-cell office:value-type="string">
            <text:p>AS</text:p>
          </table:table-cell>
          <table:table-cell office:value-type="float" office:value="481779">
            <text:p>481779</text:p>
          </table:table-cell>
          <table:table-cell office:value-type="float" office:value="5631074">
            <text:p>5631074</text:p>
          </table:table-cell>
          <table:table-cell office:value-type="float" office:value="311">
            <text:p>311</text:p>
          </table:table-cell>
          <table:table-cell table:number-columns-repeated="2"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string">
            <text:p>Wald</text:p>
          </table:table-cell>
          <table:table-cell office:value-type="string">
            <text:p>Jungwuchs fichten, mehr moos als sonst in Waldplots, als kleine polster</text:p>
          </table:table-cell>
        </table:table-row>
        <table:table-row table:style-name="ro2">
          <table:table-cell office:value-type="string">
            <text:p>C01</text:p>
          </table:table-cell>
          <table:table-cell office:value-type="date" office:date-value="2018-08-26">
            <text:p>26/08/18</text:p>
          </table:table-cell>
          <table:table-cell office:value-type="string">
            <text:p>5x5</text:p>
          </table:table-cell>
          <table:table-cell office:value-type="string">
            <text:p>AS</text:p>
          </table:table-cell>
          <table:table-cell office:value-type="float" office:value="482376">
            <text:p>482376</text:p>
          </table:table-cell>
          <table:table-cell office:value-type="float" office:value="5631484">
            <text:p>5631484</text:p>
          </table:table-cell>
          <table:table-cell office:value-type="float" office:value="243">
            <text:p>243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Wald</text:p>
          </table:table-cell>
          <table:table-cell office:value-type="string">
            <text:p>Nadel und Laubstreu</text:p>
          </table:table-cell>
        </table:table-row>
        <table:table-row table:style-name="ro2">
          <table:table-cell office:value-type="string">
            <text:p>C02</text:p>
          </table:table-cell>
          <table:table-cell office:value-type="date" office:date-value="2018-08-26">
            <text:p>26/08/18</text:p>
          </table:table-cell>
          <table:table-cell office:value-type="string">
            <text:p>5x5</text:p>
          </table:table-cell>
          <table:table-cell office:value-type="string">
            <text:p>AS</text:p>
          </table:table-cell>
          <table:table-cell office:value-type="float" office:value="482347">
            <text:p>482347</text:p>
          </table:table-cell>
          <table:table-cell office:value-type="float" office:value="5631230">
            <text:p>5631230</text:p>
          </table:table-cell>
          <table:table-cell office:value-type="float" office:value="224">
            <text:p>22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Wald</text:p>
          </table:table-cell>
          <table:table-cell/>
        </table:table-row>
        <table:table-row table:style-name="ro2">
          <table:table-cell office:value-type="string">
            <text:p>C03</text:p>
          </table:table-cell>
          <table:table-cell office:value-type="date" office:date-value="2018-08-26">
            <text:p>26/08/18</text:p>
          </table:table-cell>
          <table:table-cell office:value-type="string">
            <text:p>5x5</text:p>
          </table:table-cell>
          <table:table-cell office:value-type="string">
            <text:p>AS</text:p>
          </table:table-cell>
          <table:table-cell table:style-name="ce2" office:value-type="float" office:value="482280">
            <text:p>482280</text:p>
          </table:table-cell>
          <table:table-cell office:value-type="float" office:value="5631263">
            <text:p>5631263</text:p>
          </table:table-cell>
          <table:table-cell office:value-type="float" office:value="265">
            <text:p>265</text:p>
          </table:table-cell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Wald</text:p>
          </table:table-cell>
          <table:table-cell/>
        </table:table-row>
        <table:table-row table:style-name="ro2">
          <table:table-cell office:value-type="string">
            <text:p>C04</text:p>
          </table:table-cell>
          <table:table-cell office:value-type="date" office:date-value="2018-08-26">
            <text:p>26/08/18</text:p>
          </table:table-cell>
          <table:table-cell office:value-type="string">
            <text:p>2x2</text:p>
          </table:table-cell>
          <table:table-cell office:value-type="string">
            <text:p>AS</text:p>
          </table:table-cell>
          <table:table-cell office:value-type="float" office:value="482265">
            <text:p>482265</text:p>
          </table:table-cell>
          <table:table-cell office:value-type="float" office:value="5631226">
            <text:p>5631226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string">
            <text:p>Blaubeerwiese</text:p>
          </table:table-cell>
          <table:table-cell/>
        </table:table-row>
        <table:table-row table:style-name="ro2">
          <table:table-cell office:value-type="string">
            <text:p>C05</text:p>
          </table:table-cell>
          <table:table-cell office:value-type="date" office:date-value="2018-08-26">
            <text:p>26/08/18</text:p>
          </table:table-cell>
          <table:table-cell office:value-type="string">
            <text:p>2x2</text:p>
          </table:table-cell>
          <table:table-cell office:value-type="string">
            <text:p>AS</text:p>
          </table:table-cell>
          <table:table-cell office:value-type="float" office:value="482184">
            <text:p>482184</text:p>
          </table:table-cell>
          <table:table-cell office:value-type="float" office:value="5631179">
            <text:p>5631179</text:p>
          </table:table-cell>
          <table:table-cell office:value-type="string">
            <text:p>na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string">
            <text:p>Blaubeerwiese</text:p>
          </table:table-cell>
          <table:table-cell/>
        </table:table-row>
        <table:table-row table:style-name="ro2">
          <table:table-cell office:value-type="string">
            <text:p>C06</text:p>
          </table:table-cell>
          <table:table-cell office:value-type="date" office:date-value="2018-08-26">
            <text:p>26/08/18</text:p>
          </table:table-cell>
          <table:table-cell office:value-type="string">
            <text:p>2x2</text:p>
          </table:table-cell>
          <table:table-cell office:value-type="string">
            <text:p>AS</text:p>
          </table:table-cell>
          <table:table-cell office:value-type="float" office:value="482202">
            <text:p>482202</text:p>
          </table:table-cell>
          <table:table-cell office:value-type="float" office:value="5631206">
            <text:p>5631206</text:p>
          </table:table-cell>
          <table:table-cell office:value-type="string">
            <text:p>na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string">
            <text:p>Blaubeerwiese</text:p>
          </table:table-cell>
          <table:table-cell/>
        </table:table-row>
        <table:table-row table:style-name="ro2">
          <table:table-cell office:value-type="string">
            <text:p>C07</text:p>
          </table:table-cell>
          <table:table-cell office:value-type="date" office:date-value="2018-08-26">
            <text:p>26/08/18</text:p>
          </table:table-cell>
          <table:table-cell office:value-type="string">
            <text:p>5x5</text:p>
          </table:table-cell>
          <table:table-cell office:value-type="string">
            <text:p>AS</text:p>
          </table:table-cell>
          <table:table-cell office:value-type="float" office:value="482204">
            <text:p>482204</text:p>
          </table:table-cell>
          <table:table-cell office:value-type="float" office:value="5631207">
            <text:p>5631207</text:p>
          </table:table-cell>
          <table:table-cell office:value-type="float" office:value="278">
            <text:p>27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Blaubeerwiese</text:p>
          </table:table-cell>
          <table:table-cell/>
        </table:table-row>
        <table:table-row table:style-name="ro3">
          <table:table-cell office:value-type="string">
            <text:p>C08</text:p>
          </table:table-cell>
          <table:table-cell office:value-type="date" office:date-value="2018-08-26">
            <text:p>26/08/18</text:p>
          </table:table-cell>
          <table:table-cell office:value-type="string">
            <text:p>5x5</text:p>
          </table:table-cell>
          <table:table-cell office:value-type="string">
            <text:p>AS</text:p>
          </table:table-cell>
          <table:table-cell office:value-type="float" office:value="482184">
            <text:p>482184</text:p>
          </table:table-cell>
          <table:table-cell office:value-type="float" office:value="5631143">
            <text:p>5631143</text:p>
          </table:table-cell>
          <table:table-cell office:value-type="float" office:value="290">
            <text:p>29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string">
            <text:p>Mooswiese,Lichtung</text:p>
          </table:table-cell>
          <table:table-cell office:value-type="string">
            <text:p>Breites Muldental, südlich von hier Fichtenjungwuchs beim Quelltops</text:p>
          </table:table-cell>
        </table:table-row>
        <table:table-row table:style-name="ro3">
          <table:table-cell office:value-type="string">
            <text:p>C09</text:p>
          </table:table-cell>
          <table:table-cell office:value-type="date" office:date-value="2018-08-26">
            <text:p>26/08/18</text:p>
          </table:table-cell>
          <table:table-cell office:value-type="string">
            <text:p>5x5</text:p>
          </table:table-cell>
          <table:table-cell office:value-type="string">
            <text:p>AS</text:p>
          </table:table-cell>
          <table:table-cell office:value-type="float" office:value="482076">
            <text:p>482076</text:p>
          </table:table-cell>
          <table:table-cell office:value-type="float" office:value="5631271">
            <text:p>5631271</text:p>
          </table:table-cell>
          <table:table-cell office:value-type="float" office:value="276">
            <text:p>276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string">
            <text:p>Mooswiese,Lichtung</text:p>
          </table:table-cell>
          <table:table-cell office:value-type="string">
            <text:p>Lichtung auf dem Nordhang, viele Moose</text:p>
          </table:table-cell>
        </table:table-row>
        <table:table-row table:style-name="ro2">
          <table:table-cell office:value-type="string">
            <text:p>C10</text:p>
          </table:table-cell>
          <table:table-cell office:value-type="date" office:date-value="2018-08-26">
            <text:p>26/08/18</text:p>
          </table:table-cell>
          <table:table-cell office:value-type="string">
            <text:p>5x5</text:p>
          </table:table-cell>
          <table:table-cell office:value-type="string">
            <text:p>AS</text:p>
          </table:table-cell>
          <table:table-cell office:value-type="float" office:value="482132">
            <text:p>482132</text:p>
          </table:table-cell>
          <table:table-cell office:value-type="float" office:value="5631255">
            <text:p>5631255</text:p>
          </table:table-cell>
          <table:table-cell office:value-type="string">
            <text:p>na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string">
            <text:p>Wald</text:p>
          </table:table-cell>
          <table:table-cell/>
        </table:table-row>
        <table:table-row table:style-name="ro3">
          <table:table-cell office:value-type="string">
            <text:p>C11</text:p>
          </table:table-cell>
          <table:table-cell office:value-type="date" office:date-value="2018-08-26">
            <text:p>26/08/18</text:p>
          </table:table-cell>
          <table:table-cell office:value-type="string">
            <text:p>5x5</text:p>
          </table:table-cell>
          <table:table-cell office:value-type="string">
            <text:p>AS</text:p>
          </table:table-cell>
          <table:table-cell office:value-type="float" office:value="482182">
            <text:p>482182</text:p>
          </table:table-cell>
          <table:table-cell office:value-type="float" office:value="5631285">
            <text:p>5631285</text:p>
          </table:table-cell>
          <table:table-cell office:value-type="float" office:value="293">
            <text:p>293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Wald</text:p>
          </table:table-cell>
          <table:table-cell office:value-type="string">
            <text:p>Fichtenwald beim Weg, Nördlich des Quelltops</text:p>
          </table:table-cell>
        </table:table-row>
        <table:table-row table:style-name="ro3">
          <table:table-cell office:value-type="string">
            <text:p>D01</text:p>
          </table:table-cell>
          <table:table-cell office:value-type="date" office:date-value="2018-09-02">
            <text:p>02/09/18</text:p>
          </table:table-cell>
          <table:table-cell office:value-type="string">
            <text:p>5x5</text:p>
          </table:table-cell>
          <table:table-cell office:value-type="string">
            <text:p>AS</text:p>
          </table:table-cell>
          <table:table-cell office:value-type="float" office:value="482284">
            <text:p>482284</text:p>
          </table:table-cell>
          <table:table-cell office:value-type="float" office:value="5631345">
            <text:p>5631345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string">
            <text:p>Farnwiese</text:p>
          </table:table-cell>
          <table:table-cell/>
        </table:table-row>
        <table:table-row table:style-name="ro2">
          <table:table-cell office:value-type="string">
            <text:p>D02</text:p>
          </table:table-cell>
          <table:table-cell office:value-type="date" office:date-value="2018-09-02">
            <text:p>02/09/18</text:p>
          </table:table-cell>
          <table:table-cell office:value-type="string">
            <text:p>5x5</text:p>
          </table:table-cell>
          <table:table-cell office:value-type="string">
            <text:p>AS</text:p>
          </table:table-cell>
          <table:table-cell office:value-type="float" office:value="482157">
            <text:p>482157</text:p>
          </table:table-cell>
          <table:table-cell office:value-type="float" office:value="5631245">
            <text:p>5631245</text:p>
          </table:table-cell>
          <table:table-cell office:value-type="float" office:value="285">
            <text:p>28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Quelltopf</text:p>
          </table:table-cell>
          <table:table-cell/>
        </table:table-row>
        <table:table-row table:style-name="ro3">
          <table:table-cell office:value-type="string">
            <text:p>D03</text:p>
          </table:table-cell>
          <table:table-cell office:value-type="date" office:date-value="2018-09-02">
            <text:p>02/09/18</text:p>
          </table:table-cell>
          <table:table-cell office:value-type="string">
            <text:p>2x2</text:p>
          </table:table-cell>
          <table:table-cell office:value-type="string">
            <text:p>AS</text:p>
          </table:table-cell>
          <table:table-cell office:value-type="float" office:value="482157">
            <text:p>482157</text:p>
          </table:table-cell>
          <table:table-cell office:value-type="float" office:value="5631245">
            <text:p>5631245</text:p>
          </table:table-cell>
          <table:table-cell office:value-type="float" office:value="285">
            <text:p>28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string">
            <text:p>Wald</text:p>
          </table:table-cell>
          <table:table-cell office:value-type="string">
            <text:p>Fichtenwald um den Quelltops, Moose hängen in „Bärten herunter, wie Alpen“, position etwa 5 meter südöstlich Quelltopf D02, zwischen Wegund Quelltopf</text:p>
          </table:table-cell>
        </table:table-row>
        <table:table-row table:style-name="ro2">
          <table:table-cell office:value-type="string">
            <text:p>D04</text:p>
          </table:table-cell>
          <table:table-cell office:value-type="date" office:date-value="2018-09-02">
            <text:p>02/09/18</text:p>
          </table:table-cell>
          <table:table-cell office:value-type="string">
            <text:p>2x2</text:p>
          </table:table-cell>
          <table:table-cell office:value-type="string">
            <text:p>AS</text:p>
          </table:table-cell>
          <table:table-cell office:value-type="float" office:value="482156">
            <text:p>482156</text:p>
          </table:table-cell>
          <table:table-cell office:value-type="float" office:value="5631265">
            <text:p>5631265</text:p>
          </table:table-cell>
          <table:table-cell office:value-type="float" office:value="270">
            <text:p>27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table:number-columns-repeated="2" office:value-type="float" office:value="40">
            <text:p>40</text:p>
          </table:table-cell>
          <table:table-cell office:value-type="string">
            <text:p>Quelltopf</text:p>
          </table:table-cell>
          <table:table-cell office:value-type="string">
            <text:p>sehr ähnlich D02</text:p>
          </table:table-cell>
        </table:table-row>
        <table:table-row table:style-name="ro3">
          <table:table-cell office:value-type="string">
            <text:p>D05</text:p>
          </table:table-cell>
          <table:table-cell office:value-type="date" office:date-value="2018-09-02">
            <text:p>02/09/18</text:p>
          </table:table-cell>
          <table:table-cell office:value-type="string">
            <text:p>5x5</text:p>
          </table:table-cell>
          <table:table-cell office:value-type="string">
            <text:p>AS</text:p>
          </table:table-cell>
          <table:table-cell office:value-type="float" office:value="482142">
            <text:p>482142</text:p>
          </table:table-cell>
          <table:table-cell office:value-type="float" office:value="5631199">
            <text:p>5631199</text:p>
          </table:table-cell>
          <table:table-cell office:value-type="float" office:value="273">
            <text:p>27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office:value-type="string">
            <text:p>Farnwiese</text:p>
          </table:table-cell>
          <table:table-cell office:value-type="string">
            <text:p>Farnwiese mit Torfmoosen trockener als im Quelltopf, einziger Standort calluna vulgaris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3/10/2018</text:date>, <text:time>11:59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7:58:58.62</meta:creation-date>
    <dc:date>2018-10-03T11:59:56.87</dc:date>
    <meta:editing-duration>PT10M54S</meta:editing-duration>
    <meta:editing-cycles>2</meta:editing-cycles>
    <meta:generator>OpenOffice/4.1.3$Win32 OpenOffice.org_project/413m1$Build-9783</meta:generator>
    <meta:document-statistic meta:table-count="3" meta:cell-count="407" meta:object-count="0"/>
  </office:meta>
</office:document-meta>
</file>